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f187c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faa61a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1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2.0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aa61a" style:font-name="Fira Code" fo:font-size="18pt" style:font-size-asian="18pt" style:font-size-complex="18pt"/>
    </style:style>
    <style:style style:name="T1" style:family="text">
      <style:text-properties fo:color="#faa61a" style:font-name="Fira Cod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84cm" svg:y1="12.714cm" svg:x2="3.984cm" svg:y2="5.139cm">
          <text:p/>
        </draw:line>
        <draw:line draw:style-name="gr1" draw:text-style-name="P1" draw:layer="layout" svg:x1="0.075cm" svg:y1="8.91cm" svg:x2="7.993cm" svg:y2="8.91cm">
          <text:p/>
        </draw:line>
        <draw:line draw:style-name="gr2" draw:text-style-name="P1" draw:layer="layout" svg:x1="4.002cm" svg:y1="8.917cm" svg:x2="7.509cm" svg:y2="9.955cm">
          <text:p/>
        </draw:line>
        <draw:frame draw:style-name="gr3" draw:text-style-name="P2" draw:layer="layout" svg:width="3.258cm" svg:height="0.89cm" svg:x="6.129cm" svg:y="10.008cm">
          <draw:text-box>
            <text:p><text:span text:style-name="T1">(4,-1j)</text:span></text:p>
          </draw:text-box>
        </draw:frame>
        <draw:line draw:style-name="gr2" draw:text-style-name="P1" draw:layer="layout" svg:x1="3.985cm" svg:y1="8.934cm" svg:x2="5.096cm" svg:y2="5.256cm">
          <text:p/>
        </draw:line>
        <draw:frame draw:style-name="gr4" draw:text-style-name="P2" draw:layer="layout" svg:width="3.27cm" svg:height="0.89cm" svg:x="3.699cm" svg:y="4.24cm">
          <draw:text-box>
            <text:p><text:span text:style-name="T1">(1,4j)</text:span></text:p>
          </draw:text-box>
        </draw:frame>
        <draw:line draw:style-name="gr2" draw:text-style-name="P1" draw:layer="layout" svg:x1="3.97cm" svg:y1="8.96cm" svg:x2="9.563cm" svg:y2="0.538cm">
          <text:p/>
        </draw:line>
        <draw:frame draw:style-name="gr4" draw:text-style-name="P2" draw:layer="layout" svg:width="3.27cm" svg:height="0.89cm" svg:x="9.393cm" svg:y="0.237cm">
          <draw:text-box>
            <text:p><text:span text:style-name="T1">(8,15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3:22:59.908091552</meta:creation-date>
    <dc:date>2019-01-01T15:15:11.416915400</dc:date>
    <meta:editing-duration>PT20M1S</meta:editing-duration>
    <meta:editing-cycles>6</meta:editing-cycles>
    <meta:generator>LibreOffice/6.0.3.2$Linux_X86_64 LibreOffice_project/00m0$Build-2</meta:generator>
    <meta:document-statistic meta:object-count="8"/>
  </office:meta>
</office:document-meta>
</file>